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ld Oblique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de">
      <loext:graphic-properties draw:fill="solid" draw:fill-color="#282828"/>
      <style:paragraph-properties fo:text-align="start" style:justify-single-word="false" fo:background-color="#282828" style:writing-mode="lr-tb"/>
      <style:text-properties fo:language="hu" fo:country="HU" officeooo:paragraph-rsid="001f2a43" style:language-asian="zh" style:country-asian="CN" style:language-complex="hi" style:country-complex="IN"/>
    </style:style>
    <style:style style:name="P2" style:family="paragraph" style:parent-style-name="Standard">
      <style:paragraph-properties fo:text-align="start" style:justify-single-word="false" style:writing-mode="lr-tb"/>
      <style:text-properties fo:language="hu" fo:country="HU" officeooo:paragraph-rsid="001f2a43" style:language-asian="zh" style:country-asian="CN" style:language-complex="hi" style:country-complex="IN"/>
    </style:style>
    <style:style style:name="P3" style:family="paragraph" style:parent-style-name="Standard">
      <style:paragraph-properties fo:text-align="end" style:justify-single-word="false" style:writing-mode="lr-tb"/>
      <style:text-properties fo:language="hu" fo:country="HU" officeooo:paragraph-rsid="001f2a43" style:language-asian="zh" style:country-asian="CN" style:language-complex="hi" style:country-complex="IN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f2a43"/>
    </style:style>
    <style:style style:name="P5" style:family="paragraph" style:parent-style-name="Contents_20_1">
      <style:text-properties officeooo:paragraph-rsid="001f2a43"/>
    </style:style>
    <style:style style:name="P6" style:family="paragraph" style:parent-style-name="Contents_20_2">
      <style:text-properties officeooo:paragraph-rsid="001f2a43"/>
    </style:style>
    <style:style style:name="P7" style:family="paragraph" style:parent-style-name="Contents_20_3">
      <style:text-properties officeooo:paragraph-rsid="001f2a43"/>
    </style:style>
    <style:style style:name="P8" style:family="paragraph" style:parent-style-name="Contents_20_4">
      <style:text-properties officeooo:paragraph-rsid="001f2a43"/>
    </style:style>
    <style:style style:name="P9" style:family="paragraph" style:parent-style-name="Standard">
      <style:text-properties officeooo:paragraph-rsid="001f2a43"/>
    </style:style>
    <style:style style:name="P10" style:family="paragraph" style:parent-style-name="Code">
      <style:paragraph-properties fo:text-align="start" style:justify-single-word="false" style:writing-mode="lr-tb"/>
      <style:text-properties officeooo:paragraph-rsid="001f2a43"/>
    </style:style>
    <style:style style:name="P11" style:family="paragraph" style:parent-style-name="Code">
      <loext:graphic-properties draw:fill="solid" draw:fill-color="#282828"/>
      <style:paragraph-properties fo:text-align="start" style:justify-single-word="false" fo:background-color="#282828" style:writing-mode="lr-tb"/>
      <style:text-properties officeooo:paragraph-rsid="001f2a43"/>
    </style:style>
    <style:style style:name="P12" style:family="paragraph" style:parent-style-name="Code">
      <style:text-properties officeooo:paragraph-rsid="001f2a43"/>
    </style:style>
    <style:style style:name="P13" style:family="paragraph" style:parent-style-name="Code">
      <style:text-properties officeooo:paragraph-rsid="00201a09"/>
    </style:style>
    <style:style style:name="P14" style:family="paragraph" style:parent-style-name="Contents_20_1">
      <style:text-properties officeooo:paragraph-rsid="00201a09"/>
    </style:style>
    <style:style style:name="P15" style:family="paragraph" style:parent-style-name="Contents_20_2">
      <style:text-properties officeooo:paragraph-rsid="00201a09"/>
    </style:style>
    <style:style style:name="P16" style:family="paragraph" style:parent-style-name="Contents_20_3">
      <style:text-properties officeooo:paragraph-rsid="00201a09"/>
    </style:style>
    <style:style style:name="P17" style:family="paragraph" style:parent-style-name="Contents_20_4">
      <style:text-properties officeooo:paragraph-rsid="00201a09"/>
    </style:style>
    <style:style style:name="P18" style:family="paragraph" style:parent-style-name="Contents_20_Heading">
      <style:text-properties officeooo:paragraph-rsid="00201a09"/>
    </style:style>
    <style:style style:name="P19" style:family="paragraph" style:parent-style-name="Heading_20_1" style:list-style-name="WWNum1">
      <style:text-properties officeooo:paragraph-rsid="00201a09"/>
    </style:style>
    <style:style style:name="P20" style:family="paragraph" style:parent-style-name="Heading_20_1" style:list-style-name="WWNum1">
      <style:paragraph-properties fo:text-align="start" style:justify-single-word="false" style:writing-mode="lr-tb"/>
      <style:text-properties officeooo:paragraph-rsid="001f2a43"/>
    </style:style>
    <style:style style:name="P21" style:family="paragraph" style:parent-style-name="Heading_20_2" style:list-style-name="WWNum1">
      <style:text-properties officeooo:paragraph-rsid="00201a09"/>
    </style:style>
    <style:style style:name="P22" style:family="paragraph" style:parent-style-name="Heading_20_2" style:list-style-name="WWNum1">
      <style:paragraph-properties fo:text-align="start" style:justify-single-word="false" style:writing-mode="lr-tb"/>
      <style:text-properties officeooo:paragraph-rsid="001f2a43"/>
    </style:style>
    <style:style style:name="P23" style:family="paragraph" style:parent-style-name="Heading_20_3" style:list-style-name="WWNum1">
      <style:text-properties officeooo:paragraph-rsid="00201a09"/>
    </style:style>
    <style:style style:name="P24" style:family="paragraph" style:parent-style-name="Heading_20_3" style:list-style-name="WWNum1">
      <style:paragraph-properties fo:text-align="start" style:justify-single-word="false" style:writing-mode="lr-tb"/>
      <style:text-properties officeooo:paragraph-rsid="001f2a43"/>
    </style:style>
    <style:style style:name="P25" style:family="paragraph" style:parent-style-name="Heading_20_4" style:list-style-name="WWNum1">
      <style:text-properties officeooo:paragraph-rsid="00201a09"/>
    </style:style>
    <style:style style:name="P26" style:family="paragraph" style:parent-style-name="Heading_20_4" style:list-style-name="WWNum1">
      <style:paragraph-properties fo:text-align="start" style:justify-single-word="false" style:writing-mode="lr-tb"/>
      <style:text-properties officeooo:paragraph-rsid="001f2a43"/>
    </style:style>
    <style:style style:name="P27" style:family="paragraph" style:parent-style-name="Standard">
      <style:paragraph-properties fo:text-align="start" style:justify-single-word="false" style:writing-mode="lr-tb"/>
      <style:text-properties officeooo:paragraph-rsid="001f2a43"/>
    </style:style>
    <style:style style:name="P28" style:family="paragraph" style:parent-style-name="Standard">
      <style:text-properties officeooo:paragraph-rsid="001f2a43"/>
    </style:style>
    <style:style style:name="P29" style:family="paragraph" style:parent-style-name="Standard">
      <style:paragraph-properties fo:text-align="end" style:justify-single-word="false"/>
      <style:text-properties fo:language="hu" fo:country="HU" officeooo:paragraph-rsid="00201a09"/>
    </style:style>
    <style:style style:name="P30" style:family="paragraph" style:parent-style-name="Standard">
      <style:text-properties fo:language="hu" fo:country="HU" officeooo:paragraph-rsid="00201a09"/>
    </style:style>
    <style:style style:name="P31" style:family="paragraph" style:parent-style-name="Standard">
      <style:text-properties officeooo:paragraph-rsid="00201a09"/>
    </style:style>
    <style:style style:name="T1" style:family="text">
      <style:text-properties fo:language="hu" fo:country="HU"/>
    </style:style>
    <style:style style:name="T2" style:family="text">
      <style:text-properties fo:language="hu" fo:country="HU" style:language-asian="zh" style:country-asian="CN" style:language-complex="hi" style:country-complex="IN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8">Tartalomjegyzék</text:p>
            <text:p text:style-name="P14"><text:a xlink:type="simple" xlink:href="#__RefHeading___Toc265_1039667443" text:style-name="Index_20_Link" text:visited-style-name="Index_20_Link">1. Backend<text:tab/>1</text:a></text:p>
            <text:p text:style-name="P15"><text:a xlink:type="simple" xlink:href="#__RefHeading___Toc267_1039667443" text:style-name="Index_20_Link" text:visited-style-name="Index_20_Link">1.1. Funkció lista<text:tab/>1</text:a></text:p>
            <text:p text:style-name="P15"><text:a xlink:type="simple" xlink:href="#__RefHeading___Toc269_1039667443" text:style-name="Index_20_Link" text:visited-style-name="Index_20_Link">1.2. Elérési utak<text:tab/>2</text:a></text:p>
            <text:p text:style-name="P16"><text:a xlink:type="simple" xlink:href="#__RefHeading___Toc271_1039667443" text:style-name="Index_20_Link" text:visited-style-name="Index_20_Link">1.2.1. Elérési utak: /api/courses/{id}<text:tab/>2</text:a></text:p>
            <text:p text:style-name="P16"><text:a xlink:type="simple" xlink:href="#__RefHeading___Toc273_1039667443" text:style-name="Index_20_Link" text:visited-style-name="Index_20_Link">1.2.2. Elérési utak: /api/users/{id}<text:tab/>2</text:a></text:p>
            <text:p text:style-name="P16"><text:a xlink:type="simple" xlink:href="#__RefHeading___Toc275_1039667443" text:style-name="Index_20_Link" text:visited-style-name="Index_20_Link">1.2.3. Elérési utak: /api/courses<text:tab/>3</text:a></text:p>
            <text:p text:style-name="P16"><text:a xlink:type="simple" xlink:href="#__RefHeading___Toc277_1039667443" text:style-name="Index_20_Link" text:visited-style-name="Index_20_Link">1.2.4. Elérési utak: /api/login<text:tab/>4</text:a></text:p>
            <text:p text:style-name="P16"><text:a xlink:type="simple" xlink:href="#__RefHeading___Toc279_1039667443" text:style-name="Index_20_Link" text:visited-style-name="Index_20_Link">1.2.5. Elérési utak: /api/register<text:tab/>4</text:a></text:p>
            <text:p text:style-name="P16"><text:a xlink:type="simple" xlink:href="#__RefHeading___Toc281_1039667443" text:style-name="Index_20_Link" text:visited-style-name="Index_20_Link">1.2.6. Elérési utak: /api/logout<text:tab/>5</text:a></text:p>
            <text:p text:style-name="P16"><text:a xlink:type="simple" xlink:href="#__RefHeading___Toc283_1039667443" text:style-name="Index_20_Link" text:visited-style-name="Index_20_Link">1.2.7. Elérési utak: /api/lessons<text:tab/>5</text:a></text:p>
            <text:p text:style-name="P16"><text:a xlink:type="simple" xlink:href="#__RefHeading___Toc285_1039667443" text:style-name="Index_20_Link" text:visited-style-name="Index_20_Link">1.2.8. Elérési utak: /api/multichoice_questions/{id}<text:tab/>6</text:a></text:p>
            <text:p text:style-name="P16"><text:a xlink:type="simple" xlink:href="#__RefHeading___Toc287_1039667443" text:style-name="Index_20_Link" text:visited-style-name="Index_20_Link">1.2.9. Hibakezelés<text:tab/>6</text:a></text:p>
            <text:p text:style-name="P16"><text:a xlink:type="simple" xlink:href="#__RefHeading___Toc289_1039667443" text:style-name="Index_20_Link" text:visited-style-name="Index_20_Link">1.2.10 Autentikáció<text:tab/>6</text:a></text:p>
            <text:p text:style-name="P17"><text:a xlink:type="simple" xlink:href="#__RefHeading___Toc291_1039667443" text:style-name="Index_20_Link" text:visited-style-name="Index_20_Link">1.2.10.1 Védett utak<text:tab/>6</text:a></text:p>
            <text:p text:style-name="P16"><text:a xlink:type="simple" xlink:href="#__RefHeading___Toc293_1039667443" text:style-name="Index_20_Link" text:visited-style-name="Index_20_Link">1.2.11. Authorizáció<text:tab/>7</text:a></text:p>
            <text:p text:style-name="P15"><text:a xlink:type="simple" xlink:href="#__RefHeading___Toc295_1039667443" text:style-name="Index_20_Link" text:visited-style-name="Index_20_Link">1.3. Modell osztályok<text:tab/>7</text:a></text:p>
            <text:p text:style-name="P16"><text:a xlink:type="simple" xlink:href="#__RefHeading___Toc297_1039667443" text:style-name="Index_20_Link" text:visited-style-name="Index_20_Link">1.3.1.: Egy szabványos modell<text:tab/>7</text:a></text:p>
            <text:p text:style-name="P16"><text:a xlink:type="simple" xlink:href="#__RefHeading___Toc299_1039667443" text:style-name="Index_20_Link" text:visited-style-name="Index_20_Link">1.3.2.: UserModel.php<text:tab/>7</text:a></text:p>
            <text:p text:style-name="P15"><text:a xlink:type="simple" xlink:href="#__RefHeading___Toc301_1039667443" text:style-name="Index_20_Link" text:visited-style-name="Index_20_Link">1.4.: Adatbázis létrehozás és módosítás: migrációk<text:tab/>8</text:a></text:p>
            <text:p text:style-name="P16"><text:a xlink:type="simple" xlink:href="#__RefHeading___Toc303_1039667443" text:style-name="Index_20_Link" text:visited-style-name="Index_20_Link">1.4.1.: Táblalétrehozó migráció<text:tab/>8</text:a></text:p>
            <text:p text:style-name="P15"><text:a xlink:type="simple" xlink:href="#__RefHeading___Toc305_1039667443" text:style-name="Index_20_Link" text:visited-style-name="Index_20_Link">1.5. Adatbázis biztonságos elérése<text:tab/>9</text:a></text:p>
            <text:p text:style-name="P15"><text:a xlink:type="simple" xlink:href="#__RefHeading___Toc307_1039667443" text:style-name="Index_20_Link" text:visited-style-name="Index_20_Link">1.6. Kontroller osztály<text:tab/>9</text:a></text:p>
            <text:p text:style-name="P16"><text:a xlink:type="simple" xlink:href="#__RefHeading___Toc309_1039667443" text:style-name="Index_20_Link" text:visited-style-name="Index_20_Link">1.6.1. Egy szabványos kontroller<text:tab/>9</text:a></text:p>
            <text:p text:style-name="P15"><text:a xlink:type="simple" xlink:href="#__RefHeading___Toc311_1039667443" text:style-name="Index_20_Link" text:visited-style-name="Index_20_Link">1.7. Adatok validálása<text:tab/>10</text:a></text:p>
            <text:p text:style-name="P16"><text:a xlink:type="simple" xlink:href="#__RefHeading___Toc313_1039667443" text:style-name="Index_20_Link" text:visited-style-name="Index_20_Link">1.7.1. Egy szabványos request<text:tab/>10</text:a></text:p>
            <text:p text:style-name="P15"><text:a xlink:type="simple" xlink:href="#__RefHeading___Toc315_1039667443" text:style-name="Index_20_Link" text:visited-style-name="Index_20_Link">1.8. Minta adatok generálása<text:tab/>11</text:a></text:p>
            <text:p text:style-name="P16"><text:a xlink:type="simple" xlink:href="#__RefHeading___Toc317_1039667443" text:style-name="Index_20_Link" text:visited-style-name="Index_20_Link">1.8.1. Egy szabványos factory<text:tab/>11</text:a></text:p>
            <text:p text:style-name="P16"><text:a xlink:type="simple" xlink:href="#__RefHeading___Toc319_1039667443" text:style-name="Index_20_Link" text:visited-style-name="Index_20_Link">1.8.2. DatabaseSeeder.php<text:tab/>11</text:a></text:p>
            <text:list xml:id="list1960175269" text:style-name="WWNum1">
              <text:list-item>
                <text:h text:style-name="P19" text:outline-level="1"><text:bookmark-start text:name="__RefHeading___Toc265_1039667443"/><text:span text:style-name="T1">1. Backend</text:span><text:bookmark-end text:name="__RefHeading___Toc265_1039667443"/><text:span text:style-name="T1"/></text:h>
              </text:list-item>
            </text:list>
            <text:p text:style-name="P30"/>
            <text:p text:style-name="P31"><text:span text:style-name="T1">Az alkalmazás backend-je a Laravel PHP alapú keretrendszer, jelenlegi(2026-03-05) legújabb, 12-es verziójában készült.</text:span><text:span text:style-name="T1"/></text:p>
            <text:p text:style-name="P31"><text:span text:style-name="T1">Egy modern backend követelményeit a legtöbb esetben a Laravel-be beépített funkciók szolgálják ki.</text:span><text:span text:style-name="T1"/></text:p>
            <text:p text:style-name="P31"><text:span text:style-name="T1">Ezekre, a funkciók kifejtésénél bővebben kitérünk.</text:span><text:span text:style-name="T1"/></text:p>
            <text:p text:style-name="P30"/>
            <text:list xml:id="list174013899617235" text:continue-numbering="true" text:style-name="WWNum1">
              <text:list-item>
                <text:list>
                  <text:list-item>
                    <text:h text:style-name="P21" text:outline-level="2"><text:bookmark-start text:name="__RefHeading___Toc267_1039667443"/><text:span text:style-name="T1">1.1. Funkció lista</text:span><text:bookmark-end text:name="__RefHeading___Toc267_1039667443"/><text:span text:style-name="T1"/></text:h>
                  </text:list-item>
                </text:list>
              </text:list-item>
            </text:list>
            <text:p text:style-name="P29"/>
            <text:p text:style-name="P31"><text:span text:style-name="T1">- Modellosztályok: Laravel Eloquent model</text:span><text:span text:style-name="T1"/></text:p>
            <text:p text:style-name="P31"><text:span text:style-name="T1">- Kontrollerosztályok: Laravel Controller</text:span><text:span text:style-name="T1"/></text:p>
            <text:p text:style-name="P31"><text:span text:style-name="T1">- Adatok validálása: Laravel Request</text:span><text:span text:style-name="T1"/></text:p>
            <text:p text:style-name="P31"><text:span text:style-name="T1">- Hamis teszt adatok létrehozása: FakerPHP/Laravel Seeder</text:span><text:span text:style-name="T1"/></text:p>
            <text:p text:style-name="P31"><text:span text:style-name="T1">- Online dokumentácíó: Dedoc Scramble</text:span><text:span text:style-name="T1"/></text:p>
            <text:p text:style-name="P30"/>
            <text:p text:style-name="P30"><text:soft-page-break/></text:p>
            <text:list xml:id="list174012609825792" text:continue-numbering="true" text:style-name="WWNum1">
              <text:list-item>
                <text:list>
                  <text:list-item>
                    <text:h text:style-name="P21" text:outline-level="2"><text:bookmark-start text:name="__RefHeading___Toc269_1039667443"/><text:span text:style-name="T1">1.2. Elérési utak</text:span><text:bookmark-end text:name="__RefHeading___Toc269_1039667443"/><text:span text:style-name="T1"/></text:h>
                  </text:list-item>
                </text:list>
              </text:list-item>
            </text:list>
            <text:p text:style-name="P31"><text:span text:style-name="T1">A backend 100-nál is több elérési úttal rendelkezik, ezért ebben a dokumentációban csak néhány fontosabb elérési utat emelünk ki.</text:span><text:span text:style-name="T1"/></text:p>
            <text:p text:style-name="P31"><text:span text:style-name="T1">Az elérési utakat az api.php definiálja, a beépített Route::apiResource() metódus segítségével, ami a CRUD műveletek elérési útjait automatikusan létrehozza.</text:span><text:span text:style-name="T1"/></text:p>
            <text:p text:style-name="P31"><text:span text:style-name="T1">Az összes elérési út online dokumentációja több URL-en is elérhető, a futtatási módnak megfelelően.</text:span><text:span text:style-name="T1"/></text:p>
            <text:p text:style-name="P31"><text:a xlink:type="simple" xlink:href="http://127.0.0.1:8000/docs/api/" text:style-name="Internet_20_link" text:visited-style-name="Visited_20_Internet_20_Link"><text:span text:style-name="Internet_20_link"><text:span text:style-name="T1">http://127.0.0.1:8000/docs/api/</text:span></text:span></text:a><text:span text:style-name="T1"> -&gt; Lokális futtatás</text:span><text:span text:style-name="T1"/></text:p>
            <text:p text:style-name="P31"><text:a xlink:type="simple" xlink:href="http://127.0.0.1:9998/docs/api/" text:style-name="Internet_20_link" text:visited-style-name="Visited_20_Internet_20_Link"><text:span text:style-name="Internet_20_link"><text:span text:style-name="T1">http://127.0.0.1:9998/docs/api/</text:span></text:span></text:a><text:span text:style-name="T1"> -&gt; Docker konténeres futtatás</text:span><text:span text:style-name="T1"/></text:p>
            <text:p text:style-name="P31"><text:a xlink:type="simple" xlink:href="https://skillstree-vizsgaremek-backend.jcloud.jedlik.cloud/docs/api" text:style-name="Internet_20_link" text:visited-style-name="Visited_20_Internet_20_Link"><text:span text:style-name="Internet_20_link"><text:span text:style-name="T1">https://skillstree-vizsgaremek-backend.jcloud.jedlik.cloud/docs/api </text:span></text:span></text:a><text:span text:style-name="T1"><text:s/>-&gt; Távoli elérés </text:span></text:p>
            <text:p text:style-name="P30"/>
            <text:list xml:id="list174014246670819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71_1039667443"/><text:span text:style-name="T1">1.2.1. Elérési utak: /api/courses/{id}</text:span><text:bookmark-end text:name="__RefHeading___Toc271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Az elérési út lekérdezi a paraméterben megkapott „id” azonosítóval rendelkező kurzus összes adatát.<text:line-break/><text:tab/> - Metódus: GET</text:span><text:span text:style-name="T1"/></text:p>
            <text:p text:style-name="P31"><text:span text:style-name="T1"><text:tab/>- Válasz: az {id} paraméterben megadott id-val rendelkező kurzus összes adata</text:span><text:span text:style-name="T1"/></text:p>
            <text:p text:style-name="P31"><text:span text:style-name="T1"><text:tab/>- Státuszkódok: - 200 -&gt; lekérés sikeres</text:span><text:span text:style-name="T1"/></text:p>
            <text:p text:style-name="P31"><text:span text:style-name="T1"><text:tab/><text:tab/>- 401 -&gt; jogosultság nincs</text:span><text:span text:style-name="T1"/></text:p>
            <text:p text:style-name="P31"><text:span text:style-name="T1"><text:tab/><text:tab/>- 404 -&gt; nem található ezzel az id-val kurzus</text:span><text:span text:style-name="T1"/></text:p>
            <text:p text:style-name="P31"><text:span text:style-name="T1"><text:tab/>- Válasz minta: </text:span><text:span text:style-name="T1"/></text:p>
            <text:p text:style-name="P13"><text:tab/>{ </text:p>
            <text:p text:style-name="P13"><text:tab/><text:tab/>"id": 1,</text:p>
            <text:p text:style-name="P13"><text:tab/><text:tab/>"course_name": "At ad provident quae tempore quo.",</text:p>
            <text:p text:style-name="P13"><text:tab/><text:tab/>"created_at": "2026-03-02 19:37:01",</text:p>
            <text:p text:style-name="P13"><text:tab/><text:tab/>"updated_at": "2026-03-02 19:37:01",</text:p>
            <text:p text:style-name="P13"><text:tab/><text:tab/>"category_id": 1,</text:p>
            <text:p text:style-name="P13"><text:tab/><text:tab/>"owner_id": 1,</text:p>
            <text:p text:style-name="P13"><text:tab/><text:tab/>"max_level": 50938,<text:line-break/><text:tab/><text:tab/>"membercount": 21893,</text:p>
            <text:p text:style-name="P13"><text:tab/><text:tab/>"price": 4909,<text:line-break/><text:tab/><text:tab/>"primary_color": "#000000",</text:p>
            <text:p text:style-name="P13"><text:tab/><text:tab/>"secondary_color": "#000000",<text:line-break/><text:tab/><text:tab/>"description": "Sed id molestias.",<text:line-break/><text:tab/><text:tab/>"preview_video_url": "Sit porro aspernatur aut.",</text:p>
            <text:p text:style-name="P13"><text:tab/><text:tab/>"course_logo": "Exercitationem aut qui dolorem. ",</text:p>
            <text:p text:style-name="P13"><text:tab/><text:tab/>"banner_img": "A adipisci alias minima dolorem. ",</text:p>
            <text:p text:style-name="P13"><text:tab/><text:tab/>"design_img": "Incidunt vitae earum inventore eos.",</text:p>
            <text:p text:style-name="P13"><text:tab/><text:tab/>"side_img": "Quaerat suscipit molestiae aspernatur natus ut maiores.",</text:p>
            <text:p text:style-name="P13"><text:tab/><text:tab/>"pay_interval": "Corrupti eum."</text:p>
            <text:p text:style-name="P13"><text:tab/>}</text:p>
            <text:p text:style-name="P30"/>
            <text:list xml:id="list174014387789724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73_1039667443"/><text:span text:style-name="T1">1.2.2. Elérési utak: /api/users/{id}</text:span><text:bookmark-end text:name="__RefHeading___Toc273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Az elérési út lekérdezi a paraméterben megkapott „id” azonosítóval rendelkező felhasználó összes adatát.</text:span><text:span text:style-name="T1"/></text:p>
            <text:p text:style-name="P31"><text:span text:style-name="T1"><text:tab/>- Metódus: GET</text:span><text:span text:style-name="T1"/></text:p>
            <text:p text:style-name="P31"><text:span text:style-name="T1"><text:tab/>- Válasz: az {id} paraméterben megadott id-val rendelkező felhasználó összes adata</text:span><text:span text:style-name="T1"/></text:p>
            <text:p text:style-name="P31"><text:span text:style-name="T1"><text:tab/>- Státuszkódok: - 200 -&gt; lekérés sikeres</text:span><text:span text:style-name="T1"/></text:p>
            <text:p text:style-name="P31"><text:span text:style-name="T1"><text:tab/><text:tab/>- 401 -&gt; jogosultság nincs</text:span><text:span text:style-name="T1"/></text:p>
            <text:p text:style-name="P31"><text:span text:style-name="T1"><text:tab/><text:tab/>- 404 -&gt; nem található ezzel az id-val felhasználó</text:span><text:span text:style-name="T1"/></text:p>
            <text:p text:style-name="P31"><text:soft-page-break/><text:span text:style-name="T1"><text:tab/>- Válasz minta:</text:span><text:span text:style-name="T1"/></text:p>
            <text:p text:style-name="P13"><text:tab/>{<text:line-break/><text:tab/><text:tab/>"id": 1,</text:p>
            <text:p text:style-name="P13"><text:tab/><text:tab/>"name": "igjwpo2",<text:line-break/><text:tab/><text:tab/>"email": "f@d.h",</text:p>
            <text:p text:style-name="P13"><text:tab/><text:tab/>"email_verified_at": null,<text:line-break/><text:tab/><text:tab/>"password": "$2y$12$fasdfghjkrtzuioxcvbnm",</text:p>
            <text:p text:style-name="P13"><text:tab/><text:tab/>"remember_token": null,</text:p>
            <text:p text:style-name="P13"><text:tab/><text:tab/>"created_at": "2026-03-05 09:37:16",</text:p>
            <text:p text:style-name="P13"><text:tab/><text:tab/>"updated_at": "2026-03-05 09:37:16",</text:p>
            <text:p text:style-name="P13"><text:tab/><text:tab/>"profile_picture": "asdlkjlakdjslks",</text:p>
            <text:p text:style-name="P13"><text:tab/><text:tab/>"isadmin": true,</text:p>
            <text:p text:style-name="P13"><text:tab/><text:tab/>"coursecreatenumber": 0</text:p>
            <text:p text:style-name="P13"><text:tab/>}</text:p>
            <text:p text:style-name="P30"/>
            <text:list xml:id="list174013942002760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75_1039667443"/><text:span text:style-name="T1">1.2.3. Elérési utak: /api/courses</text:span><text:bookmark-end text:name="__RefHeading___Toc275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Az elérési út lekérdezi a paraméterben megkapott „id” azonosítóval rendelkező kurzus összes adatát.</text:span><text:span text:style-name="T1"/></text:p>
            <text:p text:style-name="P31"><text:span text:style-name="T1"><text:tab/>- Metódus: POST</text:span><text:span text:style-name="T1"/></text:p>
            <text:p text:style-name="P31"><text:span text:style-name="T1"><text:tab/>- Request minta:</text:span><text:span text:style-name="T1"/></text:p>
            <text:p text:style-name="P13"><text:tab/>{</text:p>
            <text:p text:style-name="P13"><text:tab/><text:tab/>"id": 0,</text:p>
            <text:p text:style-name="P13"><text:tab/><text:tab/>"course_name": "string",</text:p>
            <text:p text:style-name="P13"><text:tab/><text:tab/>"created_at": "2019-08-24T14:15:22Z",</text:p>
            <text:p text:style-name="P13"><text:tab/><text:tab/>"updated_at": "2019-08-24T14:15:22Z",</text:p>
            <text:p text:style-name="P13"><text:tab/><text:tab/>"category_id": 0,</text:p>
            <text:p text:style-name="P13"><text:tab/><text:tab/>"owner_id": 0,</text:p>
            <text:p text:style-name="P13"><text:tab/><text:tab/>"max_level": 0,</text:p>
            <text:p text:style-name="P13"><text:tab/><text:tab/>"membercount": 0,</text:p>
            <text:p text:style-name="P13"><text:tab/><text:tab/>"price": "string",</text:p>
            <text:p text:style-name="P13"><text:tab/><text:tab/>"primary_color": "string",</text:p>
            <text:p text:style-name="P13"><text:tab/><text:tab/>"secondary_color": "string",</text:p>
            <text:p text:style-name="P13"><text:tab/><text:tab/>"description": "string",</text:p>
            <text:p text:style-name="P13"><text:tab/><text:tab/>"preview_video_url": "string",</text:p>
            <text:p text:style-name="P13"><text:tab/><text:tab/>"course_logo": "string",</text:p>
            <text:p text:style-name="P13"><text:tab/><text:tab/>"banner_img": "string",</text:p>
            <text:p text:style-name="P13"><text:tab/><text:tab/>"design_img": "string",</text:p>
            <text:p text:style-name="P13"><text:tab/><text:tab/>"side_img": "string",</text:p>
            <text:p text:style-name="P13"><text:tab/><text:tab/>"pay_interval": "string"</text:p>
            <text:p text:style-name="P13"><text:tab/>}</text:p>
            <text:p text:style-name="P30"/>
            <text:p text:style-name="P31"><text:span text:style-name="T1"><text:tab/>- Válasz: az új kurzus adatai</text:span><text:span text:style-name="T1"/></text:p>
            <text:p text:style-name="P31"><text:span text:style-name="T1"><text:tab/>- Státuszkódok: - 200 -&gt; sikeres</text:span><text:span text:style-name="T1"/></text:p>
            <text:p text:style-name="P31"><text:span text:style-name="T1"><text:tab/><text:tab/>- 401 -&gt; jogosultság nincs</text:span><text:span text:style-name="T1"/></text:p>
            <text:p text:style-name="P31"><text:span text:style-name="T1"><text:tab/><text:tab/>- 422 → Hibás request</text:span><text:span text:style-name="T1"/></text:p>
            <text:p text:style-name="P31"><text:span text:style-name="T1"><text:tab/>- Válasz minta:</text:span><text:span text:style-name="T1"/></text:p>
            <text:p text:style-name="P13"><text:tab/>{<text:line-break/><text:tab/><text:tab/>"id": 0,</text:p>
            <text:p text:style-name="P13"><text:tab/><text:tab/>"course_name": "string",<text:line-break/><text:tab/><text:tab/>"created_at": "2019-08-24T14:15:22Z",</text:p>
            <text:p text:style-name="P13"><text:tab/><text:tab/>"updated_at": "2019-08-24T14:15:22Z",<text:line-break/><text:tab/><text:tab/>"category_id": 0,</text:p>
            <text:p text:style-name="P13"><text:soft-page-break/><text:tab/><text:tab/>"owner_id": 0,<text:line-break/><text:tab/><text:tab/>"max_level": 0,<text:line-break/><text:tab/><text:tab/>"membercount": 0,</text:p>
            <text:p text:style-name="P13"><text:tab/><text:tab/>"price": "string",</text:p>
            <text:p text:style-name="P13"><text:tab/><text:tab/>"primary_color": "string",</text:p>
            <text:p text:style-name="P13"><text:tab/><text:tab/>"secondary_color": "string",</text:p>
            <text:p text:style-name="P13"><text:tab/><text:tab/>"description": "string",</text:p>
            <text:p text:style-name="P13"><text:tab/><text:tab/>"preview_video_url": "string",</text:p>
            <text:p text:style-name="P13"><text:tab/><text:tab/>"course_logo": "string",</text:p>
            <text:p text:style-name="P13"><text:tab/><text:tab/>"banner_img": "string",<text:line-break/><text:tab/><text:tab/>"design_img": "string",</text:p>
            <text:p text:style-name="P13"><text:tab/><text:tab/>"side_img": "string",<text:line-break/><text:tab/><text:tab/>"pay_interval": "string"</text:p>
            <text:p text:style-name="P13"><text:tab/>}</text:p>
            <text:p text:style-name="P30"/>
            <text:list xml:id="list174014436010324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77_1039667443"/><text:span text:style-name="T1">1.2.4. Elérési utak: /api/login</text:span><text:bookmark-end text:name="__RefHeading___Toc277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Az elérési út a request adatok alapján bejelentkeztet egy már létező felhasználót.</text:span><text:span text:style-name="T1"/></text:p>
            <text:p text:style-name="P31"><text:span text:style-name="T1"><text:tab/>- Metódus: POST</text:span><text:span text:style-name="T1"/></text:p>
            <text:p text:style-name="P31"><text:span text:style-name="T1"><text:tab/>- Request minta:</text:span><text:span text:style-name="T1"/></text:p>
            <text:p text:style-name="P13"><text:tab/>{</text:p>
            <text:p text:style-name="P13"><text:tab/><text:tab/>"profile_picture": "string",</text:p>
            <text:p text:style-name="P13"><text:tab/><text:tab/>"password": "string",</text:p>
            <text:p text:style-name="P13"><text:tab/><text:tab/>"email": "user@example.com",</text:p>
            <text:p text:style-name="P13"><text:tab/><text:tab/>"name": "string",</text:p>
            <text:p text:style-name="P13"><text:tab/><text:tab/>"isadmin": true,</text:p>
            <text:p text:style-name="P13"><text:tab/><text:tab/>"coursecreatenumber": 0</text:p>
            <text:p text:style-name="P13"><text:tab/>}</text:p>
            <text:p text:style-name="P31"><text:span text:style-name="T1"><text:tab/>- Válasz: a felhasználó adatai + új token / vagy hibaüzenet</text:span><text:span text:style-name="T1"/></text:p>
            <text:p text:style-name="P31"><text:span text:style-name="T1"><text:tab/>- Státuszkódok: - 200 -&gt; sikeres</text:span><text:span text:style-name="T1"/></text:p>
            <text:p text:style-name="P31"><text:span text:style-name="T1"><text:tab/><text:tab/>- 401 -&gt; jogosultság nincs</text:span><text:span text:style-name="T1"/></text:p>
            <text:p text:style-name="P31"><text:span text:style-name="T1"><text:tab/><text:tab/>- 422 -&gt; a request-body adatai helytelenek</text:span><text:span text:style-name="T1"/></text:p>
            <text:p text:style-name="P31"><text:span text:style-name="T1"><text:tab/><text:tab/>- Válasz minta:</text:span><text:span text:style-name="T1"/></text:p>
            <text:p text:style-name="P13"><text:tab/>{</text:p>
            <text:p text:style-name="P13"><text:tab/><text:tab/>{<text:line-break/><text:tab/><text:tab/><text:tab/>"user": {</text:p>
            <text:p text:style-name="P13"><text:tab/><text:tab/><text:tab/>"id": 0,<text:line-break/><text:tab/><text:tab/><text:tab/>"name": "string",</text:p>
            <text:p text:style-name="P13"><text:tab/><text:tab/><text:tab/>"email": "string",<text:line-break/><text:tab/><text:tab/><text:tab/>"email_verified_at": "2019-08-24T14:15:22Z",</text:p>
            <text:p text:style-name="P13"><text:tab/><text:tab/><text:tab/>"created_at": "2019-08-24T14:15:22Z",<text:line-break/><text:tab/><text:tab/><text:tab/>"updated_at": "2019-08-24T14:15:22Z",</text:p>
            <text:p text:style-name="P13"><text:tab/><text:tab/><text:tab/>"profile_picture": "string",</text:p>
            <text:p text:style-name="P13"><text:tab/><text:tab/><text:tab/>"isadmin": "string",</text:p>
            <text:p text:style-name="P13"><text:tab/><text:tab/><text:tab/>"coursecreatenumber": 0</text:p>
            <text:p text:style-name="P13"><text:tab/><text:tab/>},</text:p>
            <text:p text:style-name="P13"><text:tab/><text:tab/>"token": "string"</text:p>
            <text:p text:style-name="P13"><text:tab/>}</text:p>
            <text:p text:style-name="P31"><text:span text:style-name="T1"><text:tab/>- Egyéb: A token-t a Laravel automatikusan generálja</text:span><text:span text:style-name="T1"/></text:p>
            <text:p text:style-name="P30"/>
            <text:list xml:id="list174013583579685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79_1039667443"/><text:soft-page-break/><text:span text:style-name="T1">1.2.5. Elérési utak: /api/register<text:line-break/></text:span><text:bookmark-end text:name="__RefHeading___Toc279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Az elérési út a request adatok alapján létrehoz egy új felhasználót, majd bejelentkezteti(tokent generál).</text:span><text:span text:style-name="T1"/></text:p>
            <text:p text:style-name="P31"><text:span text:style-name="T1">- Metódus: POST<text:line-break/> - Request minta:<text:line-break/></text:span><text:span text:style-name="T1"/></text:p>
            <text:p text:style-name="P13"><text:tab/>{</text:p>
            <text:p text:style-name="P13"><text:tab/><text:tab/>"profile_picture": "string",</text:p>
            <text:p text:style-name="P13"><text:tab/><text:tab/>"password": "string",</text:p>
            <text:p text:style-name="P13"><text:tab/><text:tab/>"email": "user@example.com",</text:p>
            <text:p text:style-name="P13"><text:tab/><text:tab/>"name": "string",</text:p>
            <text:p text:style-name="P13"><text:tab/><text:tab/>"isadmin": true,</text:p>
            <text:p text:style-name="P13"><text:tab/><text:tab/>"coursecreatenumber": 0</text:p>
            <text:p text:style-name="P13"><text:tab/>}</text:p>
            <text:p text:style-name="P31"><text:span text:style-name="T1"><text:tab/>- Válasz: az új felhasználó adatai + token</text:span><text:span text:style-name="T1"/></text:p>
            <text:p text:style-name="P31"><text:span text:style-name="T1"><text:tab/>- Státuszkódok: - 200 -&gt; sikeres</text:span><text:span text:style-name="T1"/></text:p>
            <text:p text:style-name="P31"><text:span text:style-name="T1"><text:tab/><text:tab/>- 422 -&gt; a request-body adatai helytelenek</text:span><text:span text:style-name="T1"/></text:p>
            <text:p text:style-name="P31"><text:span text:style-name="T1"><text:tab/>- Válasz minta:</text:span><text:span text:style-name="T1"/></text:p>
            <text:p text:style-name="P13"><text:tab/>{</text:p>
            <text:p text:style-name="P13"><text:tab/><text:tab/>"user": {</text:p>
            <text:p text:style-name="P13"><text:tab/><text:tab/><text:tab/>"id": 0,</text:p>
            <text:p text:style-name="P13"><text:tab/><text:tab/><text:tab/>"name": "string",</text:p>
            <text:p text:style-name="P13"><text:tab/><text:tab/><text:tab/>"email": "string",</text:p>
            <text:p text:style-name="P13"><text:tab/><text:tab/><text:tab/>"email_verified_at": "2019-08-24T14:15:22Z",</text:p>
            <text:p text:style-name="P13"><text:tab/><text:tab/><text:tab/>"created_at": "2019-08-24T14:15:22Z",</text:p>
            <text:p text:style-name="P13"><text:tab/><text:tab/><text:tab/>"updated_at": "2019-08-24T14:15:22Z",<text:line-break/><text:tab/><text:tab/><text:tab/>"profile_picture": "string",</text:p>
            <text:p text:style-name="P13"><text:tab/><text:tab/><text:tab/>"isadmin": "string",<text:line-break/><text:tab/><text:tab/><text:tab/>"coursecreatenumber": 0</text:p>
            <text:p text:style-name="P13"><text:tab/><text:tab/>},<text:line-break/><text:tab/><text:tab/>"token": "string"<text:line-break/><text:tab/>}</text:p>
            <text:p text:style-name="P31"><text:span text:style-name="T1"><text:tab/>- Egyéb: A token-t a Laravel automatikusan generálja</text:span><text:span text:style-name="T1"/></text:p>
            <text:p text:style-name="P30"/>
            <text:list xml:id="list174012629250752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81_1039667443"/><text:span text:style-name="T1">1.2.6. Elérési utak: /api/logout</text:span><text:bookmark-end text:name="__RefHeading___Toc281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Az elérési út kijelentkeztett egy bejelentkezett felhasználót.</text:span><text:span text:style-name="T1"/></text:p>
            <text:p text:style-name="P31"><text:span text:style-name="T1"><text:tab/>- Metódus: POST</text:span><text:span text:style-name="T1"/></text:p>
            <text:p text:style-name="P31"><text:span text:style-name="T1"><text:tab/>- Request minta: üres request</text:span><text:span text:style-name="T1"/></text:p>
            <text:p text:style-name="P31"><text:span text:style-name="T1"><text:tab/>- Válasz: sikeres kijelentkezés / autentikációs hiba</text:span><text:span text:style-name="T1"/></text:p>
            <text:p text:style-name="P31"><text:span text:style-name="T1"><text:tab/>- Státuszkódok: - 200 -&gt; sikeres</text:span><text:span text:style-name="T1"/></text:p>
            <text:p text:style-name="P31"><text:span text:style-name="T1"><text:tab/><text:tab/>- 401 -&gt; autentikációs hiba</text:span><text:span text:style-name="T1"/></text:p>
            <text:p text:style-name="P31"><text:span text:style-name="T1"><text:tab/>- Válasz minta:</text:span><text:span text:style-name="T1"/></text:p>
            <text:p text:style-name="P13"><text:tab/>{</text:p>
            <text:p text:style-name="P13"><text:tab/><text:tab/>"message": "Successfully logged out and token has been deleted."</text:p>
            <text:p text:style-name="P13"><text:tab/>}</text:p>
            <text:p text:style-name="P30"/>
            <text:list xml:id="list174013592392679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83_1039667443"/><text:span text:style-name="T1">1.2.7. Elérési utak: /api/lessons</text:span><text:bookmark-end text:name="__RefHeading___Toc283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Az elérési út egy új leckét hoz létre a request adatai alapján.</text:span><text:span text:style-name="T1"/></text:p>
            <text:p text:style-name="P31"><text:span text:style-name="T1"><text:tab/>- Metódus: POST</text:span><text:span text:style-name="T1"/></text:p>
            <text:p text:style-name="P31"><text:soft-page-break/><text:span text:style-name="T1"><text:tab/>- Válasz: az új lecke adatai / autentikációs hiba / request hiba<text:line-break/><text:tab/>- Request minta: az id kivételével megegyezik a válasszal.</text:span><text:span text:style-name="T1"/></text:p>
            <text:p text:style-name="P31"><text:span text:style-name="T1"><text:tab/>- Státuszkódok: - 200 -&gt; sikeres</text:span><text:span text:style-name="T1"/></text:p>
            <text:p text:style-name="P31"><text:span text:style-name="T1"><text:tab/><text:tab/>- 401 -&gt; autentikációs hiba</text:span><text:span text:style-name="T1"/></text:p>
            <text:p text:style-name="P31"><text:span text:style-name="T1"><text:tab/><text:tab/>- 422 -&gt; request body hiba</text:span><text:span text:style-name="T1"/></text:p>
            <text:p text:style-name="P31"><text:span text:style-name="T1">- Válasz minta:</text:span><text:span text:style-name="T1"/></text:p>
            <text:p text:style-name="P30"/>
            <text:p text:style-name="P30"/>
            <text:p text:style-name="P13"><text:tab/>{</text:p>
            <text:p text:style-name="P13"><text:tab/><text:tab/>"id": 0,</text:p>
            <text:p text:style-name="P13"><text:tab/><text:tab/>"index": 0,</text:p>
            <text:p text:style-name="P13"><text:tab/><text:tab/>"subcourse_id": 0,</text:p>
            <text:p text:style-name="P13"><text:tab/><text:tab/>"name": "string",</text:p>
            <text:p text:style-name="P13"><text:tab/><text:tab/>"description": "string",</text:p>
            <text:p text:style-name="P13"><text:tab/><text:tab/>"xp": 0,<text:line-break/><text:tab/><text:tab/>"created_at": "2019-08-24T14:15:22Z",</text:p>
            <text:p text:style-name="P13"><text:tab/><text:tab/>"updated_at": "2019-08-24T14:15:22Z"<text:line-break/><text:tab/>}</text:p>
            <text:p text:style-name="P30"/>
            <text:list xml:id="list174012571334380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85_1039667443"/><text:span text:style-name="T1">1.2.8. Elérési utak: /api/multichoice_questions/{id}</text:span><text:bookmark-end text:name="__RefHeading___Toc285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Az elérési út lekérdezi a paraméterben megkapott „id” azonosítóval rendelkező felelet-választós kérdés összes adatát.</text:span><text:span text:style-name="T1"/></text:p>
            <text:p text:style-name="P31"><text:span text:style-name="T1"><text:tab/>- Metódus: GET</text:span><text:span text:style-name="T1"/></text:p>
            <text:p text:style-name="P31"><text:span text:style-name="T1"><text:tab/>- Válasz: Az id azonosítójú kérdés adatai / request hiba</text:span><text:span text:style-name="T1"/></text:p>
            <text:p text:style-name="P31"><text:span text:style-name="T1"><text:tab/>- Státuszkódok: - 200 -&gt; sikeres</text:span><text:span text:style-name="T1"/></text:p>
            <text:p text:style-name="P31"><text:span text:style-name="T1"><text:tab/><text:tab/>- 422 -&gt; request body hiba</text:span><text:span text:style-name="T1"/></text:p>
            <text:p text:style-name="P31"><text:span text:style-name="T1"><text:tab/>- Válasz minta:</text:span><text:span text:style-name="T1"/></text:p>
            <text:p text:style-name="P13"><text:tab/>{</text:p>
            <text:p text:style-name="P13"><text:tab/><text:tab/>"id": 0,<text:line-break/><text:tab/><text:tab/>"question": "string",</text:p>
            <text:p text:style-name="P13"><text:tab/><text:tab/>"correct_answer": "string",<text:line-break/><text:tab/><text:tab/>"quiz_id": 0,</text:p>
            <text:p text:style-name="P13"><text:tab/><text:tab/>"explanation": "string",</text:p>
            <text:p text:style-name="P13"><text:tab/><text:tab/>"created_at": "2019-08-24T14:15:22Z",</text:p>
            <text:p text:style-name="P13"><text:tab/><text:tab/>"updated_at": "2019-08-24T14:15:22Z"</text:p>
            <text:p text:style-name="P13"><text:tab/>}</text:p>
            <text:p text:style-name="P30"/>
            <text:p text:style-name="P30"/>
            <text:list xml:id="list174012787603388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87_1039667443"/><text:span text:style-name="T1">1.2.9. Hibakezelés</text:span><text:bookmark-end text:name="__RefHeading___Toc287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A HTTP request hibákat a Laravel beépített request-rendszere kezeli,</text:span><text:span text:style-name="T1"/></text:p>
            <text:p text:style-name="P31"><text:span text:style-name="T1">ebből adódóan az összes hiba formátuma a következő:</text:span><text:span text:style-name="T1"/></text:p>
            <text:p text:style-name="P13"><text:tab/>{</text:p>
            <text:p text:style-name="P13"><text:tab/><text:tab/>"message": "string",<text:line-break/><text:tab/><text:tab/><text:tab/>"errors": {</text:p>
            <text:p text:style-name="P13"><text:tab/><text:tab/><text:tab/>"property1": [</text:p>
            <text:p text:style-name="P13"><text:tab/><text:tab/><text:tab/><text:tab/>"string"</text:p>
            <text:p text:style-name="P13"><text:tab/><text:tab/><text:tab/>],</text:p>
            <text:p text:style-name="P13"><text:tab/><text:tab/><text:tab/>"property2": [</text:p>
            <text:p text:style-name="P13"><text:tab/><text:tab/><text:tab/><text:tab/>"string"</text:p>
            <text:p text:style-name="P13"><text:tab/><text:tab/><text:tab/>]</text:p>
            <text:p text:style-name="P13"><text:soft-page-break/><text:tab/><text:tab/>}</text:p>
            <text:p text:style-name="P13"><text:tab/>}</text:p>
            <text:p text:style-name="P30"/>
            <text:list xml:id="list174014604227702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89_1039667443"/><text:span text:style-name="T1">1.2.10 Autentikáció</text:span><text:bookmark-end text:name="__RefHeading___Toc289_1039667443"/><text:span text:style-name="T1"/></text:h>
                        <text:list>
                          <text:list-item>
                            <text:h text:style-name="P25" text:outline-level="4"><text:bookmark-start text:name="__RefHeading___Toc291_1039667443"/><text:span text:style-name="T1">1.2.10.1 Védett utak</text:span><text:bookmark-end text:name="__RefHeading___Toc291_1039667443"/><text:span text:style-name="T1"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1"><text:span text:style-name="T1">A legtöbb elérési utat Laravel api-token védi.</text:span><text:span text:style-name="T1"/></text:p>
            <text:p text:style-name="P31"><text:span text:style-name="T1">Tokent a fentebb tárgyalt /api/login és a /api/register szolgál ki.</text:span><text:span text:style-name="T1"/></text:p>
            <text:p text:style-name="P31"><text:span text:style-name="T1">Egy token formája a következő:</text:span><text:span text:style-name="T1"/></text:p>
            <text:p text:style-name="P31"><text:span text:style-name="T1">&lt;szám&gt;|&lt;véletlenszerű karaktersor&gt;</text:span><text:span text:style-name="T1"/></text:p>
            <text:p text:style-name="P31"><text:span text:style-name="T1">pl: 1|DJUV1df7rdcI3OXMMgbmPYWOOeN0lYaCjiFllfQGa444b793</text:span><text:span text:style-name="T1"/></text:p>
            <text:p text:style-name="P30"/>
            <text:p text:style-name="P30"/>
            <text:p text:style-name="P30"/>
            <text:list xml:id="list174013165497029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93_1039667443"/><text:span text:style-name="T1">1.2.11. Authorizáció</text:span><text:bookmark-end text:name="__RefHeading___Toc293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...</text:span><text:span text:style-name="T1"/></text:p>
            <text:p text:style-name="P30"/>
            <text:p text:style-name="P30"/>
            <text:list xml:id="list174012925163090" text:continue-numbering="true" text:style-name="WWNum1">
              <text:list-item>
                <text:list>
                  <text:list-item>
                    <text:h text:style-name="P21" text:outline-level="2"><text:bookmark-start text:name="__RefHeading___Toc295_1039667443"/><text:span text:style-name="T1">1.3. Modell osztályok</text:span><text:bookmark-end text:name="__RefHeading___Toc295_1039667443"/><text:span text:style-name="T1"/></text:h>
                  </text:list-item>
                </text:list>
              </text:list-item>
            </text:list>
            <text:p text:style-name="P31"><text:span text:style-name="T1">A Laravel Eloquent Model funkcióinak köszönhetően a modell osztály nem egy klasszikus modell osztály.<text:line-break/>Hiszen az Eloquent Model amennyiben ismeri az adatbázis táblát, automatikusan felveszi annak mezőit.<text:line-break/>Mivel a Laravel beépített users táblájának kiegészített verzióját használjuk, az UserModel speciális kialakítású.<text:line-break/>Ezért csak egy szabványos modell, és a UserModel lesz részletesebben ismertetve.</text:span><text:span text:style-name="T1"/></text:p>
            <text:p text:style-name="P30"/>
            <text:list xml:id="list174013492430564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97_1039667443"/><text:span text:style-name="T1">1.3.1.: Egy szabványos modell</text:span><text:bookmark-end text:name="__RefHeading___Toc297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13">class TransactionModel extends Model</text:p>
            <text:p text:style-name="P13">{</text:p>
            <text:p text:style-name="P13"><text:s text:c="4"/>/** @use HasFactory&lt;\Database\Factories\TransactionModelFactory&gt; */</text:p>
            <text:p text:style-name="P13"><text:s text:c="4"/>use HasFactory;</text:p>
            <text:p text:style-name="P13"/>
            <text:p text:style-name="P13"><text:s text:c="4"/>protected $guarded = ["id"];</text:p>
            <text:p text:style-name="P13"><text:line-break/> <text:s text:c="3"/>protected $table = "transactions";</text:p>
            <text:p text:style-name="P13">}</text:p>
            <text:p text:style-name="P30"/>
            <text:p text:style-name="P31"><text:span text:style-name="T1">Az use HasFactory segítségével a modell tudja használni a hozzárendelt factory-t.</text:span><text:span text:style-name="T1"/></text:p>
            <text:p text:style-name="P31"><text:span text:style-name="T1">A Laravel elnevezés alapján automatikusan megkeresi a factory-t és használhatóvá teszi.</text:span><text:span text:style-name="T1"/></text:p>
            <text:p text:style-name="P31"><text:span text:style-name="T1">A $guarded mező segítségével a Mass-Assignment műveletektől védett mezőket lehet definiálni.</text:span><text:span text:style-name="T1"/></text:p>
            <text:p text:style-name="P31"><text:span text:style-name="T1">A $table pedig a modellhez rendelt adatbázis táblát tartalmazza.</text:span><text:span text:style-name="T1"/></text:p>
            <text:p text:style-name="P30"/>
            <text:list xml:id="list174012742549025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299_1039667443"/><text:soft-page-break/><text:span text:style-name="T1">1.3.2.: UserModel.php</text:span><text:bookmark-end text:name="__RefHeading___Toc299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13"><text:s text:c="4"/>/** @use HasFactory&lt;\Database\Factories\UserModelFactory&gt; */</text:p>
            <text:p text:style-name="P13"><text:s text:c="4"/>use HasFactory, Notifiable, HasApiTokens;</text:p>
            <text:p text:style-name="P13"/>
            <text:p text:style-name="P13"><text:s text:c="4"/>protected $guarded = ["id"];<text:line-break/></text:p>
            <text:p text:style-name="P13"><text:s text:c="4"/>protected $table = "users";<text:line-break/></text:p>
            <text:p text:style-name="P13"><text:s text:c="4"/>/**<text:line-break/> <text:s text:c="4"/>* The attributes that should be hidden for serialization.</text:p>
            <text:p text:style-name="P13"><text:s text:c="5"/>*<text:line-break/> <text:s text:c="4"/>* @var list&lt;string&gt;</text:p>
            <text:p text:style-name="P13"><text:s text:c="5"/>*/</text:p>
            <text:p text:style-name="P13"><text:s text:c="4"/>protected $hidden = [</text:p>
            <text:p text:style-name="P13"><text:s text:c="8"/>'password',</text:p>
            <text:p text:style-name="P13"><text:s text:c="8"/>'remember_token',</text:p>
            <text:p text:style-name="P13"><text:s text:c="4"/>];</text:p>
            <text:p text:style-name="P13"/>
            <text:p text:style-name="P13"><text:s text:c="4"/>/**</text:p>
            <text:p text:style-name="P13"><text:s text:c="5"/>* Get the attributes that should be cast.</text:p>
            <text:p text:style-name="P13"><text:s text:c="5"/>*</text:p>
            <text:p text:style-name="P13"><text:s text:c="5"/>* @return array&lt;string, string&gt;<text:line-break/> <text:s text:c="4"/>*/</text:p>
            <text:p text:style-name="P13"><text:s text:c="4"/>protected function casts(): array<text:line-break/> <text:s text:c="3"/>{</text:p>
            <text:p text:style-name="P13"><text:s text:c="8"/>return [<text:line-break/> <text:s text:c="11"/>'email_verified_at' =&gt; 'datetime',</text:p>
            <text:p text:style-name="P13"><text:s text:c="12"/>'password' =&gt; 'hashed',</text:p>
            <text:p text:style-name="P13"><text:s text:c="8"/>];</text:p>
            <text:p text:style-name="P13"><text:s text:c="4"/>}</text:p>
            <text:p text:style-name="P30"/>
            <text:p text:style-name="P31"><text:span text:style-name="T1">A szabványos modell funkcióit kiegészíti a casts metódus, ami automatikusan konvertálja a kiválasztott mezők típusát a return blokkban megadottra.</text:span><text:span text:style-name="T1"/></text:p>
            <text:p text:style-name="P30"/>
            <text:list xml:id="list174014255561300" text:continue-numbering="true" text:style-name="WWNum1">
              <text:list-item>
                <text:list>
                  <text:list-item>
                    <text:h text:style-name="P21" text:outline-level="2"><text:bookmark-start text:name="__RefHeading___Toc301_1039667443"/><text:span text:style-name="T1">1.4.: Adatbázis létrehozás és módosítás: migrációk</text:span><text:bookmark-end text:name="__RefHeading___Toc301_1039667443"/><text:span text:style-name="T1"/></text:h>
                  </text:list-item>
                </text:list>
              </text:list-item>
            </text:list>
            <text:p text:style-name="P30"/>
            <text:p text:style-name="P31"><text:span text:style-name="T1">Bár az Adatbázis létrehozó SQL fájl elérhető a database/SQL/DBPGSqlDump.sql fájlban, az adatbázis létrehozásához a Laravel migráció implementációját alkalmaztuk, a következő okokból:</text:span><text:span text:style-name="T1"/></text:p>
            <text:p text:style-name="P31"><text:span text:style-name="T1">- Könnyebb hibakezelés</text:span><text:span text:style-name="T1"/></text:p>
            <text:p text:style-name="P31"><text:span text:style-name="T1">- Integráció a Laravel környezetbe és a verziókezelésbe</text:span><text:span text:style-name="T1"/></text:p>
            <text:p text:style-name="P31"><text:span text:style-name="T1">- Az adatbázis alaphelyzetbe állítható 1 paranccsal</text:span><text:span text:style-name="T1"/></text:p>
            <text:p text:style-name="P31"><text:span text:style-name="T1">- Automatikus adatgenerálás lehetősége</text:span><text:span text:style-name="T1"/></text:p>
            <text:p text:style-name="P30"/>
            <text:p text:style-name="P31"><text:span text:style-name="T1">A migráció struktúra az SQL fájl felépítése alapján készült:</text:span><text:span text:style-name="T1"/></text:p>
            <text:p text:style-name="P31"><text:span text:style-name="T1">- 1-1 migráció a táblák létrehozására</text:span><text:span text:style-name="T1"/></text:p>
            <text:p text:style-name="P31"><text:span text:style-name="T1">- 1 migráció az indexek hozzáadására</text:span><text:span text:style-name="T1"/></text:p>
            <text:p text:style-name="P31"><text:span text:style-name="T1">- 1 migráció az idegen kulcsok létrehozására</text:span><text:span text:style-name="T1"/></text:p>
            <text:p text:style-name="P30"/>
            <text:p text:style-name="P31"><text:span text:style-name="T1">Mivel a migrációk felépítése hasonló, ezért csak egy példát mutatunk be.</text:span><text:span text:style-name="T1"/></text:p>
            <text:p text:style-name="P30"/>
            <text:list xml:id="list174013376774767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303_1039667443"/><text:soft-page-break/><text:span text:style-name="T1">1.4.1.: Táblalétrehozó migráció</text:span><text:bookmark-end text:name="__RefHeading___Toc303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0"/>
            <text:p text:style-name="P13">use Illuminate\Database\Migrations\Migration;<text:line-break/>use Illuminate\Database\Schema\Blueprint;</text:p>
            <text:p text:style-name="P13">use Illuminate\Support\Facades\Schema;</text:p>
            <text:p text:style-name="P13"/>
            <text:p text:style-name="P13">return new class extends Migration</text:p>
            <text:p text:style-name="P13">{</text:p>
            <text:p text:style-name="P13"><text:s text:c="4"/>/**</text:p>
            <text:p text:style-name="P13"><text:s text:c="5"/>* Run the migrations.</text:p>
            <text:p text:style-name="P13"><text:s text:c="5"/>*/</text:p>
            <text:p text:style-name="P13"><text:s text:c="4"/>public function up(): void</text:p>
            <text:p text:style-name="P13"><text:s text:c="4"/>{<text:line-break/> <text:s text:c="7"/>Schema::create('video_lessons', function (Blueprint $table) {</text:p>
            <text:p text:style-name="P13"><text:s text:c="12"/>$table→id();<text:line-break/> <text:s text:c="11"/>$table-&gt;integer("lesson_id",false,true);</text:p>
            <text:p text:style-name="P13"><text:s text:c="12"/>$table→string("video_url",512);<text:line-break/> <text:s text:c="11"/>$table→timestamps();<text:line-break/> <text:s text:c="7"/>});</text:p>
            <text:p text:style-name="P13"><text:s text:c="4"/>}</text:p>
            <text:p text:style-name="P13"/>
            <text:p text:style-name="P13"><text:s text:c="4"/>/**</text:p>
            <text:p text:style-name="P13"><text:s text:c="5"/>* Reverse the migrations.</text:p>
            <text:p text:style-name="P13"><text:s text:c="5"/>*/</text:p>
            <text:p text:style-name="P13"><text:s text:c="4"/>public function down(): void</text:p>
            <text:p text:style-name="P13"><text:s text:c="4"/>{</text:p>
            <text:p text:style-name="P13"><text:s text:c="8"/>Schema::dropIfExists('video_lessons');</text:p>
            <text:p text:style-name="P13"><text:s text:c="4"/>}</text:p>
            <text:p text:style-name="P13">};</text:p>
            <text:p text:style-name="P30"/>
            <text:p text:style-name="P31"><text:span text:style-name="T1">A Laravel beépített Schema osztályából kiindulva, a $table változó különböző metódusaival létrehoztuk a mezőket.</text:span><text:span text:style-name="T1"/></text:p>
            <text:p text:style-name="P31"><text:span text:style-name="T1">Néhány ezekből, az összes megtalálható a </text:span><text:a xlink:type="simple" xlink:href="https://laravel.com/docs/12.x/migrations#available-column-types" text:style-name="Internet_20_link" text:visited-style-name="Visited_20_Internet_20_Link"><text:span text:style-name="Internet_20_link"><text:span text:style-name="T1">https://laravel.com/docs/12.x/migrations#available-column-types</text:span></text:span></text:a><text:span text:style-name="T1"> oldalon</text:span></text:p>
            <text:p text:style-name="P31"><text:span text:style-name="T1">$table-&gt;id(): Létrehoz egy NOT NULL, AUTOINCREMENT, BIGINT mezőt id néven</text:span><text:span text:style-name="T1"/></text:p>
            <text:p text:style-name="P31"><text:span text:style-name="T1">$table-&gt;integer(&lt;NAME&gt;): Létrehoz egy szám mezőt NAME névvel</text:span><text:span text:style-name="T1"/></text:p>
            <text:p text:style-name="P31"><text:span text:style-name="T1">$table-&gt;string(&lt;NAME&gt;,&lt;LENGTH&gt;): Létrehoz egy LENGTH hosszú VARCHAR-t NAME néven</text:span><text:span text:style-name="T1"/></text:p>
            <text:p text:style-name="P30"/>
            <text:list xml:id="list174014296642799" text:continue-numbering="true" text:style-name="WWNum1">
              <text:list-item>
                <text:list>
                  <text:list-item>
                    <text:h text:style-name="P21" text:outline-level="2"><text:bookmark-start text:name="__RefHeading___Toc305_1039667443"/><text:span text:style-name="T1">1.5. Adatbázis biztonságos elérése</text:span><text:bookmark-end text:name="__RefHeading___Toc305_1039667443"/><text:span text:style-name="T1"/></text:h>
                  </text:list-item>
                </text:list>
              </text:list-item>
            </text:list>
            <text:p text:style-name="P31"><text:span text:style-name="T1">Az adatbázis eléréshez, az ipari szabvány .env fájlt használtuk, ezzel rejtve el a titkos adatokat a nagyvilág elől.</text:span><text:span text:style-name="T1"/></text:p>
            <text:p text:style-name="P31"><text:span text:style-name="T1">A Laravel beépített $_ENV szuperglobális változóját kihasználva, globálisan használt, de kevésbé titkos adatokkal is kibővítettük az .env fájlt.</text:span><text:span text:style-name="T1"/></text:p>
            <text:p text:style-name="P31"><text:span text:style-name="T1">Ezek megtalálhatóak a .env.example fájlban.</text:span><text:span text:style-name="T1"/></text:p>
            <text:p text:style-name="P30"/>
            <text:list xml:id="list174013179308204" text:continue-numbering="true" text:style-name="WWNum1">
              <text:list-item>
                <text:list>
                  <text:list-item>
                    <text:h text:style-name="P21" text:outline-level="2"><text:bookmark-start text:name="__RefHeading___Toc307_1039667443"/><text:span text:style-name="T1">1.6. Kontroller osztály</text:span><text:bookmark-end text:name="__RefHeading___Toc307_1039667443"/><text:span text:style-name="T1"/></text:h>
                  </text:list-item>
                </text:list>
              </text:list-item>
            </text:list>
            <text:p text:style-name="P31"><text:span text:style-name="T1">Hasonlóan a modell osztályokhoz, a Laravel kontroller osztályai sok beépített funkcióval rendelkeznek, ami rövidíti és sablonosítja a kódot.</text:span><text:span text:style-name="T1"/></text:p>
            <text:p text:style-name="P31"><text:span text:style-name="T1">Ezért csak egy szabványos kontrollert ismertetünk.</text:span><text:span text:style-name="T1"/></text:p>
            <text:p text:style-name="P30"><text:soft-page-break/></text:p>
            <text:list xml:id="list174012943714461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309_1039667443"/><text:span text:style-name="T1">1.6.1. Egy szabványos kontroller</text:span><text:bookmark-end text:name="__RefHeading___Toc309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(A könnyebb olvasás érdekében csak a metódusok az osztályból)</text:span><text:span text:style-name="T1"/></text:p>
            <text:p text:style-name="P13"><text:s text:c="4"/>public function index()<text:line-break/> <text:s text:c="3"/>{</text:p>
            <text:p text:style-name="P13"><text:s text:c="8"/>return CourseModel::all();<text:line-break/> <text:s text:c="3"/>}</text:p>
            <text:p text:style-name="P13"><text:line-break/> <text:s text:c="3"/>public function store(StoreCourseModelRequest $request)<text:line-break/> <text:s text:c="3"/>{</text:p>
            <text:p text:style-name="P13"><text:s text:c="8"/>$data = CourseModel::create($request-&gt;validated());</text:p>
            <text:p text:style-name="P13"><text:s text:c="8"/>return $data;</text:p>
            <text:p text:style-name="P13"><text:s text:c="4"/>}</text:p>
            <text:p text:style-name="P13"/>
            <text:p text:style-name="P13"><text:s text:c="4"/>public function show($id)</text:p>
            <text:p text:style-name="P13"><text:s text:c="4"/>{</text:p>
            <text:p text:style-name="P13"><text:s text:c="8"/>$Target = DB::table("courses")-&gt;where("id", "=", $id)-&gt;get();</text:p>
            <text:p text:style-name="P13"><text:s text:c="8"/>if ($Target-&gt;isEmpty()) {</text:p>
            <text:p text:style-name="P13"><text:s text:c="12"/>return response(["message" =&gt; "Target not found"],404);<text:line-break/> <text:s text:c="7"/>}</text:p>
            <text:p text:style-name="P13"><text:s text:c="8"/>return $Target;<text:line-break/> <text:s text:c="3"/>}</text:p>
            <text:p text:style-name="P13"><text:line-break/> <text:s text:c="3"/>public function update(UpdateCourseModelRequest $request, $id)</text:p>
            <text:p text:style-name="P13"><text:s text:c="4"/>{</text:p>
            <text:p text:style-name="P13"><text:s text:c="8"/>DB::table("courses")-&gt;where("id", "=", $id)-&gt;update($request-&gt;validated());</text:p>
            <text:p text:style-name="P13"><text:s text:c="8"/>$Updated = $this-&gt;show($id);</text:p>
            <text:p text:style-name="P13"><text:s text:c="8"/>return $Updated;</text:p>
            <text:p text:style-name="P13"/>
            <text:p text:style-name="P13"><text:s text:c="4"/>}</text:p>
            <text:p text:style-name="P13"/>
            <text:p text:style-name="P13"><text:s text:c="4"/>public function destroy($id)<text:line-break/> <text:s text:c="3"/>{</text:p>
            <text:p text:style-name="P13"><text:s text:c="8"/>$Result = DB::table("courses")-&gt;where("id", "=", $id)→delete();<text:line-break/> <text:s text:c="7"/>if ($Result == 0) {</text:p>
            <text:p text:style-name="P13"><text:s text:c="12"/>return response(["message" =&gt; "Target for Deletion not found"],404);<text:line-break/> <text:s text:c="7"/>}</text:p>
            <text:p text:style-name="P13"><text:s text:c="8"/>return response()→noContent();<text:line-break/> <text:s text:c="3"/>}</text:p>
            <text:p text:style-name="P13"><text:s/></text:p>
            <text:p text:style-name="P31"><text:span text:style-name="T1">Magyarázat:</text:span><text:span text:style-name="T1"/></text:p>
            <text:p text:style-name="P31"><text:span text:style-name="T1">- az index metódus visszaadja az összes adatot, a Model beépített statikus all() metódusával</text:span><text:span text:style-name="T1"/></text:p>
            <text:p text:style-name="P31"><text:span text:style-name="T1">- a store metódus a request-ből érkező, validált adatot menti el az adatbázisba, vagy 422-es státuszkóddal hibát dob</text:span><text:span text:style-name="T1"/></text:p>
            <text:p text:style-name="P31"><text:span text:style-name="T1">- a show metódus megkeresi a kért elemet id alapján, ha nem található, 404-es hibával tér vissza, ellenkező esetben a talált adattal</text:span><text:span text:style-name="T1"/></text:p>
            <text:p text:style-name="P31"><text:span text:style-name="T1">- az update metódus megkeresi a kért elemet, majd módosítja a validált request adatok alapján</text:span><text:span text:style-name="T1"/></text:p>
            <text:p text:style-name="P31"><text:span text:style-name="T1">- a destroy metódus megkeresi a kért elemet, majd törli ha létezik, vagy 404-es hibával tér vissza</text:span><text:span text:style-name="T1"/></text:p>
            <text:p text:style-name="P30"/>
            <text:list xml:id="list174014563863568" text:continue-numbering="true" text:style-name="WWNum1">
              <text:list-item>
                <text:list>
                  <text:list-item>
                    <text:h text:style-name="P21" text:outline-level="2"><text:bookmark-start text:name="__RefHeading___Toc311_1039667443"/><text:span text:style-name="T1">1.7. Adatok validálása</text:span><text:bookmark-end text:name="__RefHeading___Toc311_1039667443"/><text:span text:style-name="T1"/></text:h>
                  </text:list-item>
                </text:list>
              </text:list-item>
            </text:list>
            <text:p text:style-name="P31"><text:span text:style-name="T1">Az adatokat a Laravel beépített request-ei validálják, így a kontrollerhez és a modellhez hasonlóan csak 1-et mutatunk be.</text:span><text:span text:style-name="T1"/></text:p>
            <text:p text:style-name="P31"><text:soft-page-break/><text:span text:style-name="T1">Külön request-eket hoztunk létre a POST és a PUT/PATCH HTTP metódusokhoz.</text:span><text:span text:style-name="T1"/></text:p>
            <text:p text:style-name="P30"/>
            <text:list xml:id="list174013177409827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313_1039667443"/><text:span text:style-name="T1">1.7.1. Egy szabványos request</text:span><text:bookmark-end text:name="__RefHeading___Toc313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(A könnyebb olvasás érdekében csak a metódusok az osztályból)</text:span><text:span text:style-name="T1"/></text:p>
            <text:p text:style-name="P13">public function authorize(): bool <text:s text:c="3"/>{<text:line-break/> <text:s text:c="7"/>return true;</text:p>
            <text:p text:style-name="P13"><text:s text:c="4"/>}</text:p>
            <text:p text:style-name="P13"/>
            <text:p text:style-name="P13"><text:s text:c="4"/>public function rules(): array</text:p>
            <text:p text:style-name="P13"><text:s text:c="4"/>{</text:p>
            <text:p text:style-name="P13"><text:s text:c="8"/>return [</text:p>
            <text:p text:style-name="P13"><text:s text:c="12"/>"quiz_id" =&gt; "required|integer|numeric|exists:quizes,id",</text:p>
            <text:p text:style-name="P13"><text:s text:c="12"/>"user_course_profile_id" =&gt; "required|integer|numeric|exists:user_course_profiles,id",</text:p>
            <text:p text:style-name="P13"><text:s text:c="12"/>"correct_answer" =&gt; "required|string|max:4",<text:line-break/> <text:s text:c="11"/>"explanation" =&gt; "required|string|max:512"</text:p>
            <text:p text:style-name="P13"><text:s text:c="8"/>];<text:line-break/> <text:s text:c="3"/>}</text:p>
            <text:p text:style-name="P13"/>
            <text:p text:style-name="P31"><text:span text:style-name="T1">A rules metódusban találhatóak meg a mezők és szabályaik.</text:span><text:span text:style-name="T1"/></text:p>
            <text:p text:style-name="P31"><text:span text:style-name="T1">A szabályok teljes listája elérhető a </text:span><text:a xlink:type="simple" xlink:href="https://laravel.com/docs/12.x/validation#available-validation-rules" text:style-name="Internet_20_link" text:visited-style-name="Visited_20_Internet_20_Link"><text:span text:style-name="Internet_20_link"><text:span text:style-name="T1">https://laravel.com/docs/12.x/validation#available-validation-rules</text:span></text:span></text:a><text:span text:style-name="T1"> oldalon, csak néhány általunk gyakran használtat emelünk ki.</text:span></text:p>
            <text:p text:style-name="P31"><text:span text:style-name="T1">required: a mezőnek benne kell lennie a request body-ban</text:span><text:span text:style-name="T1"/></text:p>
            <text:p text:style-name="P31"><text:span text:style-name="T1">numeric: a mező(ha létezik) szám típusú</text:span><text:span text:style-name="T1"/></text:p>
            <text:p text:style-name="P31"><text:span text:style-name="T1">exists:&lt;TABLE&gt;,&lt;CNAME&gt;: a TABLE tábla CNAME mezőjében létezik a megadott érték</text:span><text:span text:style-name="T1"/></text:p>
            <text:p text:style-name="P31"><text:span text:style-name="T1">string: a mező(ha létezik) szöveg típusú</text:span><text:span text:style-name="T1"/></text:p>
            <text:p text:style-name="P31"><text:span text:style-name="T1">max:&lt;AMNT&gt;: a mező maximum AMNT karakter hosszú ha szöveg, vagy AMNT számjegyű ha szám </text:span><text:span text:style-name="T1"/></text:p>
            <text:p text:style-name="P30"/>
            <text:list xml:id="list174012807052809" text:continue-numbering="true" text:style-name="WWNum1">
              <text:list-item>
                <text:list>
                  <text:list-item>
                    <text:h text:style-name="P21" text:outline-level="2"><text:bookmark-start text:name="__RefHeading___Toc315_1039667443"/><text:span text:style-name="T1">1.8. Minta adatok generálása</text:span><text:bookmark-end text:name="__RefHeading___Toc315_1039667443"/><text:span text:style-name="T1"/></text:h>
                  </text:list-item>
                </text:list>
              </text:list-item>
            </text:list>
            <text:p text:style-name="P31"><text:span text:style-name="T1">A minta adatokat a php artisan migrate:fresh --seed paranccsal lehet generálni.</text:span><text:span text:style-name="T1"/></text:p>
            <text:p text:style-name="P31"><text:span text:style-name="T1">A fenti parancs alaphelyzetbe állítja az adatbázist, ezért csak tesztelésnél érdemes használni.</text:span><text:span text:style-name="T1"/></text:p>
            <text:p text:style-name="P31"><text:span text:style-name="T1">Az adatmennyiség szabályozására van lehetőség, a .env-ben megtalálható FACTORY_ITEM_DB értékkel.</text:span><text:span text:style-name="T1"/></text:p>
            <text:p text:style-name="P31"><text:span text:style-name="T1">Egy tábla mintaadatokkal való feltöltésének folyamata a következő, és minden táblánál megegyezik, ezért ismételten csak egy kerül bemutatásra.</text:span><text:span text:style-name="T1"/></text:p>
            <text:p text:style-name="P31"><text:span text:style-name="T1">Factory létrehozása -&gt; Seederben meghívás -&gt; parancs futtatása</text:span><text:span text:style-name="T1"/></text:p>
            <text:p text:style-name="P30"/>
            <text:list xml:id="list174013929388097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317_1039667443"/><text:span text:style-name="T1">1.8.1. Egy szabványos factory</text:span><text:bookmark-end text:name="__RefHeading___Toc317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1"><text:span text:style-name="T1">(A könnyebb olvasás érdekében csak a metódusok az osztályból)</text:span><text:span text:style-name="T1"/></text:p>
            <text:p text:style-name="P13"><text:s text:c="4"/>public function definition(): array<text:line-break/> <text:s text:c="3"/>{<text:line-break/> <text:s text:c="7"/>return [</text:p>
            <text:p text:style-name="P13"><text:s text:c="12"/>"course_id" =&gt; fake()-&gt;numberBetween(1,$_ENV["FACTORY_ITEM_DB"]),</text:p>
            <text:p text:style-name="P13"><text:s text:c="12"/>"format_type" =&gt; fake()→text(16),<text:line-break/> <text:s text:c="11"/>"resource_url" =&gt; fake()-&gt;text(512),</text:p>
            <text:p text:style-name="P13"><text:s text:c="8"/>];<text:line-break/> <text:s text:c="3"/>}</text:p>
            <text:p text:style-name="P30"/>
            <text:p text:style-name="P31"><text:soft-page-break/><text:span text:style-name="T1">A szintaxis a migrációk szintaxisára hasonlít, az összes metódusa a fake()-nek elérhető a </text:span><text:a xlink:type="simple" xlink:href="https://fakerphp.org/" text:style-name="Internet_20_link" text:visited-style-name="Visited_20_Internet_20_Link"><text:span text:style-name="Internet_20_link"><text:span text:style-name="T1">https://fakerphp.org</text:span></text:span></text:a><text:span text:style-name="T1"> dokumentációjában.</text:span></text:p>
            <text:p text:style-name="P31"><text:span text:style-name="T1">Néhányat ennek ellenére kiemelünk:</text:span><text:span text:style-name="T1"/></text:p>
            <text:p text:style-name="P31"><text:span text:style-name="T1">text(&lt;LEN&gt;): LEN hosszúságú szöveg</text:span><text:span text:style-name="T1"/></text:p>
            <text:p text:style-name="P31"><text:span text:style-name="T1">numberBetween(&lt;MIN&gt;,&lt;MAX&gt;): MIN és MAX közötti szám</text:span><text:span text:style-name="T1"/></text:p>
            <text:p text:style-name="P31"><text:span text:style-name="T1">boolean(): logikai érték</text:span><text:span text:style-name="T1"/></text:p>
            <text:p text:style-name="P31"><text:span text:style-name="T1"><text:line-break/><text:line-break/></text:span><text:span text:style-name="T1"/></text:p>
            <text:list xml:id="list174012912905527" text:continue-numbering="true" text:style-name="WWNum1">
              <text:list-item>
                <text:list>
                  <text:list-item>
                    <text:list>
                      <text:list-item>
                        <text:h text:style-name="P23" text:outline-level="3"><text:bookmark-start text:name="__RefHeading___Toc319_1039667443"/><text:span text:style-name="T1">1.8.2. DatabaseSeeder.php</text:span><text:bookmark-end text:name="__RefHeading___Toc319_1039667443"/><text:span text:style-name="T1"/></text:h>
                      </text:list-item>
                    </text:list>
                  </text:list-item>
                </text:list>
              </text:list-item>
            </text:list>
            <text:p text:style-name="P30"/>
            <text:p text:style-name="P31"><text:span text:style-name="T1">A seeder run metódusa a következő sorokat tartalmazza</text:span><text:span text:style-name="T1"/></text:p>
            <text:p text:style-name="P13"><text:s text:c="4"/>CourseResourceModel::factory($_ENV["FACTORY_ITEM_DB"])-&gt;create();</text:p>
            <text:p text:style-name="P31"><text:span text:style-name="T1">A parancs futtatásakor sorban lefutnak a factory-k.</text:span><text:span text:style-name="T1"/></text:p>
            <text:p text:style-name="P31"><text:span text:style-name="T1">A sorrend fontos, az idegen kulcsok miatt.</text:span><text:span text:style-name="T1"/></text:p>
            <text:p text:style-name="P31"><text:bookmark text:name="_GoBack"/><text:span text:style-name="T3"/></text:p>
          </text:index-title>
        </text:index-body>
      </text:table-of-conten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ld Oblique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de" style:family="paragraph" style:parent-style-name="Standard" style:master-page-name="">
      <loext:graphic-properties draw:fill="solid" draw:fill-color="#282828"/>
      <style:paragraph-properties style:page-number="auto" fo:background-color="#282828" fo:padding="0.0201in" fo:border="none"/>
      <style:text-properties style:font-name="DejaVu Sans" fo:font-family="'DejaVu Sans'" style:font-style-name="Bold Oblique" style:font-family-generic="swiss" style:font-pitch="variable" fo:font-size="10pt" fo:language="hu" fo:country="HU" fo:font-style="oblique"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4:52:46.532928146</meta:creation-date>
    <dc:date>2026-03-22T17:40:12.271278913</dc:date>
    <meta:editing-duration>PT40M39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2" meta:paragraph-count="402" meta:word-count="1984" meta:character-count="16651" meta:non-whitespace-character-count="14047"/>
  </office:meta>
</office:document-meta>
</file>